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AE45E8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2.18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outline1">
      <style:graphic-properties fo:min-height="11.929cm"/>
    </style:style>
    <style:style style:name="pr5" style:family="presentation" style:parent-style-name="lyt-movwaves-outline1">
      <style:graphic-properties draw:auto-grow-height="true" fo:min-height="12.18cm"/>
    </style:style>
    <style:style style:name="pr6" style:family="presentation" style:parent-style-name="lyt-movwaves-title">
      <style:graphic-properties fo:min-height="3.506cm"/>
    </style:style>
    <style:style style:name="pr7" style:family="presentation" style:parent-style-name="lyt-movwaves-outline1">
      <style:graphic-properties fo:min-height="12.18cm"/>
    </style:style>
    <style:style style:name="pr8" style:family="presentation" style:parent-style-name="lyt-movwaves-notes">
      <style:graphic-properties draw:fill-color="#ffffff" fo:min-height="12.572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family="'DejaVu Sans Mono'" style:font-family-generic="modern" style:font-pitch="fixed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.3999996185303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'DejaVu Sans Mono'" style:font-family-generic="modern" style:font-pitch="fixed" fo:font-size="28pt" style:font-size-asian="28pt" style:font-size-complex="28pt"/>
    </style:style>
    <style:style style:name="T3" style:family="text">
      <style:text-properties fo:color="#800000" fo:font-family="'DejaVu Sans Mono'" style:font-family-generic="modern" style:font-pitch="fixed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4" style:family="text">
      <style:text-properties fo:color="#800000" fo:font-family="'DejaVu Sans Mono'" style:font-family-generic="modern" style:font-pitch="fixed" fo:font-size="28pt" style:font-size-asian="28pt" style:font-size-complex="28pt"/>
    </style:style>
    <style:style style:name="T5" style:family="text">
      <style:text-properties fo:color="#800000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PyLisp</text:p>
          </draw:text-box>
        </draw:frame>
        <draw:frame presentation:style-name="pr2" draw:text-style-name="P1" draw:layer="layout" svg:width="23cm" svg:height="12.18cm" svg:x="2.2cm" svg:y="5.5cm" presentation:class="subtitle">
          <draw:text-box>
            <text:p><text:span text:style-name="T1">A Lisp compiler targeting Pyth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Example</text:p>
          </draw:text-box>
        </draw:frame>
        <draw:frame presentation:style-name="pr4" draw:text-style-name="P2" draw:layer="layout" svg:width="23cm" svg:height="11.929cm" svg:x="2.2cm" svg:y="5.5cm" presentation:class="outline" presentation:user-transformed="true">
          <draw:text-box>
            <text:list text:style-name="L2">
              <text:list-item>
                <text:p><text:span text:style-name="T2">(+ 1 2)</text:span><text:span text:style-name="T2"><text:line-break/></text:span><text:span text:style-name="T3">→</text:span><text:span text:style-name="T4"> 3</text:span></text:p>
              </text:list-item>
              <text:list-item>
                <text:p><text:span text:style-name="T2">(defun square (x) (* x x))</text:span><text:span text:style-name="T2"><text:line-break/></text:span><text:span text:style-name="T3">→</text:span><text:span text:style-name="T4"> &lt;function ...&gt;</text:span></text:p>
              </text:list-item>
              <text:list-item>
                <text:p><text:span text:style-name="T2">(square 12)</text:span><text:span text:style-name="T2"><text:line-break/></text:span><text:span text:style-name="T3">→</text:span><text:span text:style-name="T4"> 144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Generated code</text:p>
          </draw:text-box>
        </draw:frame>
        <draw:frame presentation:style-name="pr4" draw:text-style-name="P3" draw:layer="layout" svg:width="22.73cm" svg:height="11.929cm" svg:x="2.67cm" svg:y="4.914cm" presentation:class="outline" presentation:user-transformed="true">
          <draw:text-box>
            <text:list text:style-name="L2">
              <text:list-item>
                <text:p><text:span text:style-name="T2">(defun square (x) (* x x))</text:span></text:p>
                <text:p><text:span text:style-name="T5">def _(_Lx):</text:span></text:p>
                <text:p><text:span text:style-name="T5"><text:s text:c="4"/></text:span><text:span text:style-name="T5">_Lx = [_Lx]</text:span></text:p>
                <text:p><text:span text:style-name="T5"><text:s text:c="4"/></text:span><text:span text:style-name="T5">_ = f_L_2a(_Lx[0], _Lx[0])</text:span></text:p>
                <text:p><text:span text:style-name="T5"><text:s text:c="4"/></text:span><text:span text:style-name="T5">return _</text:span></text:p>
                <text:p><text:span text:style-name="T5">_.__name__ = 'square'</text:span></text:p>
                <text:p><text:span text:style-name="T5">f_Lsquare = _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PyLisp</text:p>
          </draw:text-box>
        </draw:frame>
        <draw:frame presentation:style-name="pr5" draw:text-style-name="P3" draw:layer="layout" svg:width="23cm" svg:height="12.18cm" svg:x="2.2cm" svg:y="5.5cm" presentation:class="outline">
          <draw:text-box>
            <text:list text:style-name="L2">
              <text:list-item>
                <text:p><text:span text:style-name="T6">Python 2 / 3</text:span></text:p>
              </text:list-item>
              <text:list-item>
                <text:p><text:span text:style-name="T6">Macros</text:span></text:p>
              </text:list-item>
              <text:list-item>
                <text:p><text:span text:style-name="T6">Read-write captured variables</text:span></text:p>
              </text:list-item>
              <text:list-item>
                <text:p><text:span text:style-name="T6">Peephole optimizer</text:span></text:p>
              </text:list-item>
              <text:list-item>
                <text:p><text:span text:style-name="T6">~400 lines in total (250.py + 150.lisp)</text:span></text:p>
              </text:list-item>
              <text:list-item>
                <text:p><text:span text:style-name="T6">Works fine with PyP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506cm" svg:x="1.4cm" svg:y="1.537cm" presentation:class="title">
          <draw:text-box>
            <text:p>Technicalities - assignments</text:p>
          </draw:text-box>
        </draw:frame>
        <draw:frame presentation:style-name="pr7" draw:layer="layout" svg:width="23cm" svg:height="12.18cm" svg:x="2.2cm" svg:y="5.5cm" presentation:class="outline">
          <draw:text-box>
            <text:list text:style-name="L2">
              <text:list-item>
                <text:p>In Lisp there are only expressions</text:p>
              </text:list-item>
              <text:list-item>
                <text:p>In Python assignment is a statement and not an expression</text:p>
              </text:list-item>
              <text:list-item>
                <text:p>Compilation requires statement gene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506cm" svg:x="1.4cm" svg:y="1.537cm" presentation:class="title">
          <draw:text-box>
            <text:p>Technicalities<text:line-break/>r/w closed over variables</text:p>
          </draw:text-box>
        </draw:frame>
        <draw:frame presentation:style-name="pr7" draw:layer="layout" svg:width="23cm" svg:height="12.18cm" svg:x="2.2cm" svg:y="5.5cm" presentation:class="outline">
          <draw:text-box>
            <text:list text:style-name="L2">
              <text:list-item>
                <text:p>In Python 2.5 closed over variables are read-only</text:p>
              </text:list-item>
              <text:list-item>
                <text:p>Python 3 added "nonlocal"</text:p>
              </text:list-item>
              <text:list-item>
                <text:p>Workaround for 2.5 is to use one-element lists instead of simple variables</text:p>
              </text:list-item>
              <text:list-item>
                <text:p>A code walking pass could optimize code to add wrapping only to captured variables or nonlocal declara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506cm" svg:x="1.4cm" svg:y="1.537cm" presentation:class="title">
          <draw:text-box>
            <text:p>Technicalities - optimizer</text:p>
          </draw:text-box>
        </draw:frame>
        <draw:frame presentation:style-name="pr7" draw:layer="layout" svg:width="23cm" svg:height="12.18cm" svg:x="2.2cm" svg:y="5.5cm" presentation:class="outline">
          <draw:text-box>
            <text:list text:style-name="L2">
              <text:list-item>
                <text:p>Generated code is potentially very verbose</text:p>
              </text:list-item>
              <text:list-item>
                <text:p>Any expression may require statements (e.g. evaluation of a parameter of a function call could include an assignment)</text:p>
              </text:list-item>
              <text:list-item>
                <text:p>The regexp-based peephole optimizer detects simple cases where this is not need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506cm" svg:x="1.4cm" svg:y="1.537cm" presentation:class="title">
          <draw:text-box>
            <text:p>Technicalities - quoted values</text:p>
          </draw:text-box>
        </draw:frame>
        <draw:frame presentation:style-name="pr7" draw:layer="layout" svg:width="23cm" svg:height="12.18cm" svg:x="2.2cm" svg:y="5.5cm" presentation:class="outline">
          <draw:text-box>
            <text:list text:style-name="L2">
              <text:list-item>
                <text:p>Lisp has a quote operator that is more than a "literal"</text:p>
              </text:list-item>
              <text:list-item>
                <text:p>Quoted objects are stored in a global array because identity (and not simply equality) must be preserv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 Griffini</meta:initial-creator>
    <meta:creation-date>2013-06-24T10:39:21</meta:creation-date>
    <dc:date>2013-06-26T16:02:39</dc:date>
    <meta:editing-duration>PT13M13S</meta:editing-duration>
    <meta:editing-cycles>8</meta:editing-cycles>
    <meta:generator>LibreOffice/3.5$Linux_X86_64 LibreOffice_project/350m1$Build-2</meta:generator>
    <dc:creator>Andrea Griffini</dc:creator>
    <meta:document-statistic meta:object-count="64"/>
  </office:meta>
</office:document-meta>
</file>